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copedAssertion.isScopeChildren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opedAssertion.setScope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opedAssertion.setScop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opedAssertion.setScope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opedAssertion.isScopeAll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opedAssertion.isScopeParent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opedAssertion.fetch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